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in1Re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in1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in1Reader.read( char ch [ ] , int offse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tin1Reader.Latin1Reader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in1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in1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in1Reader.Latin1Reader( InputStream inputStream , byte [ ]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in1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in1Reader.Latin1Reader( InputStream inputStream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in1Reader.mark( int readAh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in1Reader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